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1cm" svg:y="6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cm" svg:height="0.569cm" svg:x="1.2cm" svg:y="6.601cm">
          <draw:text-box>
            <text:p><text:span text:style-name="T1">Serial</text:span></text:p>
          </draw:text-box>
        </draw:frame>
        <draw:custom-shape draw:style-name="gr3" draw:text-style-name="P1" draw:layer="layout" svg:width="0.4cm" svg:height="0.4cm" svg:x="2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cm" svg:height="0.887cm" svg:x="2.7cm" svg:y="6.614cm">
          <draw:text-box>
            <text:p><text:span text:style-name="T1">OpenMP (none)</text:span></text:p>
          </draw:text-box>
        </draw:frame>
        <draw:custom-shape draw:style-name="gr5" draw:text-style-name="P1" draw:layer="layout" svg:width="0.4cm" svg:height="0.4cm" svg:x="5.3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cm" svg:height="0.887cm" svg:x="5.5cm" svg:y="6.601cm">
          <draw:text-box>
            <text:p><text:span text:style-name="T1">OpenMP (compact)</text:span></text:p>
          </draw:text-box>
        </draw:frame>
        <draw:custom-shape draw:style-name="gr6" draw:text-style-name="P1" draw:layer="layout" svg:width="0.4cm" svg:height="0.4cm" svg:x="8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1cm" svg:height="0.887cm" svg:x="8.7cm" svg:y="6.601cm">
          <draw:text-box>
            <text:p><text:span text:style-name="T1">OpenMP (scatter)</text:span></text:p>
          </draw:text-box>
        </draw:frame>
        <draw:custom-shape draw:style-name="gr7" draw:text-style-name="P1" draw:layer="layout" svg:width="0.4cm" svg:height="0.4cm" svg:x="11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2cm" svg:height="0.887cm" svg:x="11.7cm" svg:y="6.614cm">
          <draw:text-box>
            <text:p><text:span text:style-name="T1">OpenMP (balanced)</text:span></text:p>
          </draw:text-box>
        </draw:frame>
        <draw:custom-shape draw:style-name="gr8" draw:text-style-name="P1" draw:layer="layout" svg:width="0.4cm" svg:height="0.4cm" svg:x="14.8cm" svg:y="6.70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7cm" svg:height="1.205cm" svg:x="15cm" svg:y="6.601cm">
          <draw:text-box>
            <text:p><text:span text:style-name="T1">Cilk Plus</text:span></text:p>
          </draw:text-box>
        </draw:frame>
        <draw:frame draw:style-name="gr10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6:51:11.979997192</dc:date>
    <meta:editing-duration>PT35M40S</meta:editing-duration>
    <meta:editing-cycles>12</meta:editing-cycles>
    <meta:generator>LibreOffice/4.1.5.3$Linux_X86_64 LibreOffice_project/41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953cm" svg:y="0.119cm" svg:width="7.219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431cm" svg:y="5.513cm" chart:style-name="ch4">
              <text:p>n</text:p>
            </chart:title>
            <chart:categories table:cell-range-address="local-table.$A$2:.$A$17"/>
          </chart:axis>
          <chart:axis chart:dimension="y" chart:name="primary-y" chart:style-name="ch5">
            <chart:title svg:x="0.295cm" svg:y="3.614cm" chart:style-name="ch6">
              <text:p>fib n 32 (ms)</text:p>
            </chart:title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series chart:style-name="ch9" chart:values-cell-range-address="local-table.$D$2:.$D$17" chart:label-cell-address="local-table.$D$1" chart:class="chart:line">
            <chart:data-point chart:repeated="16"/>
          </chart:series>
          <chart:series chart:style-name="ch10" chart:values-cell-range-address="local-table.$E$2:.$E$17" chart:label-cell-address="local-table.$E$1" chart:class="chart:line">
            <chart:data-point chart:repeated="16"/>
          </chart:series>
          <chart:series chart:style-name="ch11" chart:values-cell-range-address="local-table.$F$2:.$F$17" chart:label-cell-address="local-table.$F$1" chart:class="chart:line">
            <chart:data-point chart:repeated="16"/>
          </chart:series>
          <chart:series chart:style-name="ch12" chart:values-cell-range-address="local-table.$G$2:.$G$17" chart:label-cell-address="local-table.$G$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serial</text:p>
              </table:table-cell>
              <table:table-cell office:value-type="string">
                <text:p>fib_omp_none</text:p>
              </table:table-cell>
              <table:table-cell office:value-type="string">
                <text:p>fib_omp_compact</text:p>
              </table:table-cell>
              <table:table-cell office:value-type="string">
                <text:p>fib_omp_scatter</text:p>
              </table:table-cell>
              <table:table-cell office:value-type="string">
                <text:p>fib_omp_balanced</text:p>
              </table:table-cell>
              <table:table-cell office:value-type="string">
                <text:p>fib_cilk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</table:table-cell>
              <table:table-cell office:value-type="float" office:value="0.12134">
                <text:p>0.12134</text:p>
              </table:table-cell>
              <table:table-cell office:value-type="float" office:value="99.854949">
                <text:p>99.854949</text:p>
              </table:table-cell>
              <table:table-cell office:value-type="float" office:value="16.810511">
                <text:p>16.810511</text:p>
              </table:table-cell>
              <table:table-cell office:value-type="float" office:value="13.643857">
                <text:p>13.643857</text:p>
              </table:table-cell>
              <table:table-cell office:value-type="float" office:value="37.031559">
                <text:p>37.031559</text:p>
              </table:table-cell>
              <table:table-cell office:value-type="float" office:value="7.538226">
                <text:p>7.5382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05918">
                <text:p>0.105918</text:p>
              </table:table-cell>
              <table:table-cell office:value-type="float" office:value="38.908326">
                <text:p>38.908326</text:p>
              </table:table-cell>
              <table:table-cell office:value-type="float" office:value="18.509424">
                <text:p>18.509424</text:p>
              </table:table-cell>
              <table:table-cell office:value-type="float" office:value="61.225117">
                <text:p>61.225117</text:p>
              </table:table-cell>
              <table:table-cell office:value-type="float" office:value="75.362341">
                <text:p>75.362341</text:p>
              </table:table-cell>
              <table:table-cell office:value-type="float" office:value="9.526177">
                <text:p>9.52617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70834">
                <text:p>0.170834</text:p>
              </table:table-cell>
              <table:table-cell office:value-type="float" office:value="23.354969">
                <text:p>23.354969</text:p>
              </table:table-cell>
              <table:table-cell office:value-type="float" office:value="46.949846">
                <text:p>46.949846</text:p>
              </table:table-cell>
              <table:table-cell office:value-type="float" office:value="34.253986">
                <text:p>34.253986</text:p>
              </table:table-cell>
              <table:table-cell office:value-type="float" office:value="70.41404">
                <text:p>70.41404</text:p>
              </table:table-cell>
              <table:table-cell office:value-type="float" office:value="25.612504">
                <text:p>25.61250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285655">
                <text:p>0.285655</text:p>
              </table:table-cell>
              <table:table-cell office:value-type="float" office:value="32.400389">
                <text:p>32.400389</text:p>
              </table:table-cell>
              <table:table-cell office:value-type="float" office:value="31.705443">
                <text:p>31.705443</text:p>
              </table:table-cell>
              <table:table-cell office:value-type="float" office:value="85.949374">
                <text:p>85.949374</text:p>
              </table:table-cell>
              <table:table-cell office:value-type="float" office:value="32.846991">
                <text:p>32.846991</text:p>
              </table:table-cell>
              <table:table-cell office:value-type="float" office:value="9.923988">
                <text:p>9.92398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54286">
                <text:p>0.454286</text:p>
              </table:table-cell>
              <table:table-cell office:value-type="float" office:value="141.255197">
                <text:p>141.255197</text:p>
              </table:table-cell>
              <table:table-cell office:value-type="float" office:value="23.226708">
                <text:p>23.226708</text:p>
              </table:table-cell>
              <table:table-cell office:value-type="float" office:value="20.517109">
                <text:p>20.517109</text:p>
              </table:table-cell>
              <table:table-cell office:value-type="float" office:value="37.946148">
                <text:p>37.946148</text:p>
              </table:table-cell>
              <table:table-cell office:value-type="float" office:value="18.615712">
                <text:p>18.6157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730727">
                <text:p>0.730727</text:p>
              </table:table-cell>
              <table:table-cell office:value-type="float" office:value="65.451304">
                <text:p>65.451304</text:p>
              </table:table-cell>
              <table:table-cell office:value-type="float" office:value="27.355053">
                <text:p>27.355053</text:p>
              </table:table-cell>
              <table:table-cell office:value-type="float" office:value="44.506686">
                <text:p>44.506686</text:p>
              </table:table-cell>
              <table:table-cell office:value-type="float" office:value="69.920603">
                <text:p>69.920603</text:p>
              </table:table-cell>
              <table:table-cell office:value-type="float" office:value="14.646272">
                <text:p>14.64627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174956">
                <text:p>1.174956</text:p>
              </table:table-cell>
              <table:table-cell office:value-type="float" office:value="54.197978">
                <text:p>54.197978</text:p>
              </table:table-cell>
              <table:table-cell office:value-type="float" office:value="28.708665">
                <text:p>28.708665</text:p>
              </table:table-cell>
              <table:table-cell office:value-type="float" office:value="38.746953">
                <text:p>38.746953</text:p>
              </table:table-cell>
              <table:table-cell office:value-type="float" office:value="144.309691">
                <text:p>144.309691</text:p>
              </table:table-cell>
              <table:table-cell office:value-type="float" office:value="11.098006">
                <text:p>11.09800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121577">
                <text:p>2.121577</text:p>
              </table:table-cell>
              <table:table-cell office:value-type="float" office:value="106.12928">
                <text:p>106.12928</text:p>
              </table:table-cell>
              <table:table-cell office:value-type="float" office:value="30.538919">
                <text:p>30.538919</text:p>
              </table:table-cell>
              <table:table-cell office:value-type="float" office:value="146.65312">
                <text:p>146.65312</text:p>
              </table:table-cell>
              <table:table-cell office:value-type="float" office:value="92.235231">
                <text:p>92.235231</text:p>
              </table:table-cell>
              <table:table-cell office:value-type="float" office:value="10.408179">
                <text:p>10.40817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.064001">
                <text:p>3.064001</text:p>
              </table:table-cell>
              <table:table-cell office:value-type="float" office:value="140.350576">
                <text:p>140.350576</text:p>
              </table:table-cell>
              <table:table-cell office:value-type="float" office:value="58.724308">
                <text:p>58.724308</text:p>
              </table:table-cell>
              <table:table-cell office:value-type="float" office:value="191.284594">
                <text:p>191.284594</text:p>
              </table:table-cell>
              <table:table-cell office:value-type="float" office:value="220.6888">
                <text:p>220.6888</text:p>
              </table:table-cell>
              <table:table-cell office:value-type="float" office:value="9.012702">
                <text:p>9.0127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82154">
                <text:p>3.82154</text:p>
              </table:table-cell>
              <table:table-cell office:value-type="float" office:value="125.072683">
                <text:p>125.072683</text:p>
              </table:table-cell>
              <table:table-cell office:value-type="float" office:value="47.642391">
                <text:p>47.642391</text:p>
              </table:table-cell>
              <table:table-cell office:value-type="float" office:value="49.389455">
                <text:p>49.389455</text:p>
              </table:table-cell>
              <table:table-cell office:value-type="float" office:value="118.393155">
                <text:p>118.393155</text:p>
              </table:table-cell>
              <table:table-cell office:value-type="float" office:value="12.023762">
                <text:p>12.0237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120177">
                <text:p>6.120177</text:p>
              </table:table-cell>
              <table:table-cell office:value-type="float" office:value="145.559771">
                <text:p>145.559771</text:p>
              </table:table-cell>
              <table:table-cell office:value-type="float" office:value="63.082929">
                <text:p>63.082929</text:p>
              </table:table-cell>
              <table:table-cell office:value-type="float" office:value="81.46302">
                <text:p>81.46302</text:p>
              </table:table-cell>
              <table:table-cell office:value-type="float" office:value="183.306606">
                <text:p>183.306606</text:p>
              </table:table-cell>
              <table:table-cell office:value-type="float" office:value="11.137219">
                <text:p>11.13721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.126593">
                <text:p>10.126593</text:p>
              </table:table-cell>
              <table:table-cell office:value-type="float" office:value="146.27689">
                <text:p>146.27689</text:p>
              </table:table-cell>
              <table:table-cell office:value-type="float" office:value="202.488337">
                <text:p>202.488337</text:p>
              </table:table-cell>
              <table:table-cell office:value-type="float" office:value="232.920778">
                <text:p>232.920778</text:p>
              </table:table-cell>
              <table:table-cell office:value-type="float" office:value="194.097446">
                <text:p>194.097446</text:p>
              </table:table-cell>
              <table:table-cell office:value-type="float" office:value="18.390806">
                <text:p>18.3908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.866507">
                <text:p>15.866507</text:p>
              </table:table-cell>
              <table:table-cell office:value-type="float" office:value="222.179466">
                <text:p>222.179466</text:p>
              </table:table-cell>
              <table:table-cell office:value-type="float" office:value="142.83976">
                <text:p>142.83976</text:p>
              </table:table-cell>
              <table:table-cell office:value-type="float" office:value="162.135376">
                <text:p>162.135376</text:p>
              </table:table-cell>
              <table:table-cell office:value-type="float" office:value="200.420212">
                <text:p>200.420212</text:p>
              </table:table-cell>
              <table:table-cell office:value-type="float" office:value="23.932915">
                <text:p>23.93291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5.309926">
                <text:p>25.309926</text:p>
              </table:table-cell>
              <table:table-cell office:value-type="float" office:value="350.17798">
                <text:p>350.17798</text:p>
              </table:table-cell>
              <table:table-cell office:value-type="float" office:value="223.031924">
                <text:p>223.031924</text:p>
              </table:table-cell>
              <table:table-cell office:value-type="float" office:value="255.225261">
                <text:p>255.225261</text:p>
              </table:table-cell>
              <table:table-cell office:value-type="float" office:value="266.963204">
                <text:p>266.963204</text:p>
              </table:table-cell>
              <table:table-cell office:value-type="float" office:value="35.171041">
                <text:p>35.17104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2.994126">
                <text:p>42.994126</text:p>
              </table:table-cell>
              <table:table-cell office:value-type="float" office:value="481.603466">
                <text:p>481.603466</text:p>
              </table:table-cell>
              <table:table-cell office:value-type="float" office:value="436.117823">
                <text:p>436.117823</text:p>
              </table:table-cell>
              <table:table-cell office:value-type="float" office:value="488.976066">
                <text:p>488.976066</text:p>
              </table:table-cell>
              <table:table-cell office:value-type="float" office:value="506.02024">
                <text:p>506.02024</text:p>
              </table:table-cell>
              <table:table-cell office:value-type="float" office:value="60.97492">
                <text:p>60.9749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3.393584">
                <text:p>73.393584</text:p>
              </table:table-cell>
              <table:table-cell office:value-type="float" office:value="785.715021">
                <text:p>785.715021</text:p>
              </table:table-cell>
              <table:table-cell office:value-type="float" office:value="824.970963">
                <text:p>824.970963</text:p>
              </table:table-cell>
              <table:table-cell office:value-type="float" office:value="794.131146">
                <text:p>794.131146</text:p>
              </table:table-cell>
              <table:table-cell office:value-type="float" office:value="880.047479">
                <text:p>880.047479</text:p>
              </table:table-cell>
              <table:table-cell office:value-type="float" office:value="70.63773">
                <text:p>70.63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953cm" svg:y="0.119cm" svg:width="7.219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471cm" svg:y="5.513cm" chart:style-name="ch4">
              <text:p>t</text:p>
            </chart:title>
            <chart:categories table:cell-range-address="local-table.$B$1:.$AG$1"/>
          </chart:axis>
          <chart:axis chart:dimension="y" chart:name="primary-y" chart:style-name="ch5">
            <chart:title svg:x="0.295cm" svg:y="3.575cm" chart:style-name="ch6">
              <text:p>fib 35 t (ms)</text:p>
            </chart:title>
          </chart:axis>
          <chart:series chart:style-name="ch7" chart:values-cell-range-address="local-table.$B$2:.$AG$2" chart:label-cell-address="local-table.$A$2" chart:class="chart:line">
            <chart:data-point chart:repeated="32"/>
          </chart:series>
          <chart:series chart:style-name="ch8" chart:values-cell-range-address="local-table.$B$3:.$AG$3" chart:label-cell-address="local-table.$A$3" chart:class="chart:line">
            <chart:data-point chart:repeated="32"/>
          </chart:series>
          <chart:series chart:style-name="ch9" chart:values-cell-range-address="local-table.$B$4:.$AG$4" chart:label-cell-address="local-table.$A$4" chart:class="chart:line">
            <chart:data-point chart:repeated="32"/>
          </chart:series>
          <chart:series chart:style-name="ch10" chart:values-cell-range-address="local-table.$B$5:.$AG$5" chart:label-cell-address="local-table.$A$5" chart:class="chart:line">
            <chart:data-point chart:repeated="32"/>
          </chart:series>
          <chart:series chart:style-name="ch11" chart:values-cell-range-address="local-table.$B$6:.$AG$6" chart:label-cell-address="local-table.$A$6" chart:class="chart:line">
            <chart:data-point chart:repeated="32"/>
          </chart:series>
          <chart:series chart:style-name="ch12" chart:values-cell-range-address="local-table.$B$7:.$AG$7" chart:label-cell-address="local-table.$A$7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fib_serial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</table:table-row>
            <table:table-row>
              <table:table-cell office:value-type="string">
                <text:p>fib_omp_none</text:p>
              </table:table-cell>
              <table:table-cell office:value-type="float" office:value="1887.28677">
                <text:p>1887.28677</text:p>
              </table:table-cell>
              <table:table-cell office:value-type="float" office:value="3809.687601">
                <text:p>3809.687601</text:p>
              </table:table-cell>
              <table:table-cell office:value-type="float" office:value="2935.023853">
                <text:p>2935.023853</text:p>
              </table:table-cell>
              <table:table-cell office:value-type="float" office:value="2612.315031">
                <text:p>2612.315031</text:p>
              </table:table-cell>
              <table:table-cell office:value-type="float" office:value="2479.762854">
                <text:p>2479.762854</text:p>
              </table:table-cell>
              <table:table-cell office:value-type="float" office:value="2220.378877">
                <text:p>2220.378877</text:p>
              </table:table-cell>
              <table:table-cell office:value-type="float" office:value="2075.808209">
                <text:p>2075.808209</text:p>
              </table:table-cell>
              <table:table-cell office:value-type="float" office:value="1982.5067">
                <text:p>1982.5067</text:p>
              </table:table-cell>
              <table:table-cell office:value-type="float" office:value="1892.340106">
                <text:p>1892.340106</text:p>
              </table:table-cell>
              <table:table-cell office:value-type="float" office:value="1362.167595">
                <text:p>1362.167595</text:p>
              </table:table-cell>
              <table:table-cell office:value-type="float" office:value="1438.662891">
                <text:p>1438.662891</text:p>
              </table:table-cell>
              <table:table-cell office:value-type="float" office:value="1434.219061">
                <text:p>1434.219061</text:p>
              </table:table-cell>
              <table:table-cell office:value-type="float" office:value="1341.261512">
                <text:p>1341.261512</text:p>
              </table:table-cell>
              <table:table-cell office:value-type="float" office:value="1228.957814">
                <text:p>1228.957814</text:p>
              </table:table-cell>
              <table:table-cell office:value-type="float" office:value="1385.93936">
                <text:p>1385.93936</text:p>
              </table:table-cell>
              <table:table-cell office:value-type="float" office:value="1069.134711">
                <text:p>1069.134711</text:p>
              </table:table-cell>
              <table:table-cell office:value-type="float" office:value="1203.985665">
                <text:p>1203.985665</text:p>
              </table:table-cell>
              <table:table-cell office:value-type="float" office:value="1324.375646">
                <text:p>1324.375646</text:p>
              </table:table-cell>
              <table:table-cell office:value-type="float" office:value="1067.882108">
                <text:p>1067.882108</text:p>
              </table:table-cell>
              <table:table-cell office:value-type="float" office:value="1076.239549">
                <text:p>1076.239549</text:p>
              </table:table-cell>
              <table:table-cell office:value-type="float" office:value="1199.407026">
                <text:p>1199.407026</text:p>
              </table:table-cell>
              <table:table-cell office:value-type="float" office:value="884.643233">
                <text:p>884.643233</text:p>
              </table:table-cell>
              <table:table-cell office:value-type="float" office:value="1241.168852">
                <text:p>1241.168852</text:p>
              </table:table-cell>
              <table:table-cell office:value-type="float" office:value="919.646702">
                <text:p>919.646702</text:p>
              </table:table-cell>
              <table:table-cell office:value-type="float" office:value="983.011005">
                <text:p>983.011005</text:p>
              </table:table-cell>
              <table:table-cell office:value-type="float" office:value="921.296773">
                <text:p>921.296773</text:p>
              </table:table-cell>
              <table:table-cell office:value-type="float" office:value="931.131244">
                <text:p>931.131244</text:p>
              </table:table-cell>
              <table:table-cell office:value-type="float" office:value="877.426133">
                <text:p>877.426133</text:p>
              </table:table-cell>
              <table:table-cell office:value-type="float" office:value="855.168192">
                <text:p>855.168192</text:p>
              </table:table-cell>
              <table:table-cell office:value-type="float" office:value="764.922562">
                <text:p>764.922562</text:p>
              </table:table-cell>
              <table:table-cell office:value-type="float" office:value="815.454919">
                <text:p>815.454919</text:p>
              </table:table-cell>
              <table:table-cell office:value-type="float" office:value="785.715021">
                <text:p>785.715021</text:p>
              </table:table-cell>
            </table:table-row>
            <table:table-row>
              <table:table-cell office:value-type="string">
                <text:p>fib_omp_compact</text:p>
              </table:table-cell>
              <table:table-cell office:value-type="float" office:value="1881.048748">
                <text:p>1881.048748</text:p>
              </table:table-cell>
              <table:table-cell office:value-type="float" office:value="6097.096648">
                <text:p>6097.096648</text:p>
              </table:table-cell>
              <table:table-cell office:value-type="float" office:value="3473.120322">
                <text:p>3473.120322</text:p>
              </table:table-cell>
              <table:table-cell office:value-type="float" office:value="3241.396474">
                <text:p>3241.396474</text:p>
              </table:table-cell>
              <table:table-cell office:value-type="float" office:value="2367.95484">
                <text:p>2367.95484</text:p>
              </table:table-cell>
              <table:table-cell office:value-type="float" office:value="2250.434026">
                <text:p>2250.434026</text:p>
              </table:table-cell>
              <table:table-cell office:value-type="float" office:value="1961.900897">
                <text:p>1961.900897</text:p>
              </table:table-cell>
              <table:table-cell office:value-type="float" office:value="1973.133005">
                <text:p>1973.133005</text:p>
              </table:table-cell>
              <table:table-cell office:value-type="float" office:value="1753.203099">
                <text:p>1753.203099</text:p>
              </table:table-cell>
              <table:table-cell office:value-type="float" office:value="1634.310029">
                <text:p>1634.310029</text:p>
              </table:table-cell>
              <table:table-cell office:value-type="float" office:value="1558.684431">
                <text:p>1558.684431</text:p>
              </table:table-cell>
              <table:table-cell office:value-type="float" office:value="1447.645902">
                <text:p>1447.645902</text:p>
              </table:table-cell>
              <table:table-cell office:value-type="float" office:value="1260.045">
                <text:p>1260.045</text:p>
              </table:table-cell>
              <table:table-cell office:value-type="float" office:value="1312.631815">
                <text:p>1312.631815</text:p>
              </table:table-cell>
              <table:table-cell office:value-type="float" office:value="1259.458315">
                <text:p>1259.458315</text:p>
              </table:table-cell>
              <table:table-cell office:value-type="float" office:value="1135.189769">
                <text:p>1135.189769</text:p>
              </table:table-cell>
              <table:table-cell office:value-type="float" office:value="1149.849343">
                <text:p>1149.849343</text:p>
              </table:table-cell>
              <table:table-cell office:value-type="float" office:value="1107.724669">
                <text:p>1107.724669</text:p>
              </table:table-cell>
              <table:table-cell office:value-type="float" office:value="1062.964588">
                <text:p>1062.964588</text:p>
              </table:table-cell>
              <table:table-cell office:value-type="float" office:value="1029.628439">
                <text:p>1029.628439</text:p>
              </table:table-cell>
              <table:table-cell office:value-type="float" office:value="1079.894892">
                <text:p>1079.894892</text:p>
              </table:table-cell>
              <table:table-cell office:value-type="float" office:value="1069.62041">
                <text:p>1069.62041</text:p>
              </table:table-cell>
              <table:table-cell office:value-type="float" office:value="919.884288">
                <text:p>919.884288</text:p>
              </table:table-cell>
              <table:table-cell office:value-type="float" office:value="995.432004">
                <text:p>995.432004</text:p>
              </table:table-cell>
              <table:table-cell office:value-type="float" office:value="926.034001">
                <text:p>926.034001</text:p>
              </table:table-cell>
              <table:table-cell office:value-type="float" office:value="851.254011">
                <text:p>851.254011</text:p>
              </table:table-cell>
              <table:table-cell office:value-type="float" office:value="950.638514">
                <text:p>950.638514</text:p>
              </table:table-cell>
              <table:table-cell office:value-type="float" office:value="828.357212">
                <text:p>828.357212</text:p>
              </table:table-cell>
              <table:table-cell office:value-type="float" office:value="769.834904">
                <text:p>769.834904</text:p>
              </table:table-cell>
              <table:table-cell office:value-type="float" office:value="845.966395">
                <text:p>845.966395</text:p>
              </table:table-cell>
              <table:table-cell office:value-type="float" office:value="748.467631">
                <text:p>748.467631</text:p>
              </table:table-cell>
              <table:table-cell office:value-type="float" office:value="824.970963">
                <text:p>824.970963</text:p>
              </table:table-cell>
            </table:table-row>
            <table:table-row>
              <table:table-cell office:value-type="string">
                <text:p>fib_omp_scatter</text:p>
              </table:table-cell>
              <table:table-cell office:value-type="float" office:value="1854.35901">
                <text:p>1854.35901</text:p>
              </table:table-cell>
              <table:table-cell office:value-type="float" office:value="3817.874543">
                <text:p>3817.874543</text:p>
              </table:table-cell>
              <table:table-cell office:value-type="float" office:value="2879.65951">
                <text:p>2879.65951</text:p>
              </table:table-cell>
              <table:table-cell office:value-type="float" office:value="2841.126235">
                <text:p>2841.126235</text:p>
              </table:table-cell>
              <table:table-cell office:value-type="float" office:value="2475.355831">
                <text:p>2475.355831</text:p>
              </table:table-cell>
              <table:table-cell office:value-type="float" office:value="2178.946369">
                <text:p>2178.946369</text:p>
              </table:table-cell>
              <table:table-cell office:value-type="float" office:value="2055.488537">
                <text:p>2055.488537</text:p>
              </table:table-cell>
              <table:table-cell office:value-type="float" office:value="1682.879514">
                <text:p>1682.879514</text:p>
              </table:table-cell>
              <table:table-cell office:value-type="float" office:value="1794.572547">
                <text:p>1794.572547</text:p>
              </table:table-cell>
              <table:table-cell office:value-type="float" office:value="1661.847262">
                <text:p>1661.847262</text:p>
              </table:table-cell>
              <table:table-cell office:value-type="float" office:value="1745.941086">
                <text:p>1745.941086</text:p>
              </table:table-cell>
              <table:table-cell office:value-type="float" office:value="1380.829112">
                <text:p>1380.829112</text:p>
              </table:table-cell>
              <table:table-cell office:value-type="float" office:value="1426.685559">
                <text:p>1426.685559</text:p>
              </table:table-cell>
              <table:table-cell office:value-type="float" office:value="1247.0982">
                <text:p>1247.0982</text:p>
              </table:table-cell>
              <table:table-cell office:value-type="float" office:value="1165.128466">
                <text:p>1165.128466</text:p>
              </table:table-cell>
              <table:table-cell office:value-type="float" office:value="1155.106002">
                <text:p>1155.106002</text:p>
              </table:table-cell>
              <table:table-cell office:value-type="float" office:value="1062.716383">
                <text:p>1062.716383</text:p>
              </table:table-cell>
              <table:table-cell office:value-type="float" office:value="1111.543016">
                <text:p>1111.543016</text:p>
              </table:table-cell>
              <table:table-cell office:value-type="float" office:value="1068.898087">
                <text:p>1068.898087</text:p>
              </table:table-cell>
              <table:table-cell office:value-type="float" office:value="1044.014691">
                <text:p>1044.014691</text:p>
              </table:table-cell>
              <table:table-cell office:value-type="float" office:value="993.563347">
                <text:p>993.563347</text:p>
              </table:table-cell>
              <table:table-cell office:value-type="float" office:value="887.893606">
                <text:p>887.893606</text:p>
              </table:table-cell>
              <table:table-cell office:value-type="float" office:value="827.253185">
                <text:p>827.253185</text:p>
              </table:table-cell>
              <table:table-cell office:value-type="float" office:value="899.366902">
                <text:p>899.366902</text:p>
              </table:table-cell>
              <table:table-cell office:value-type="float" office:value="956.733667">
                <text:p>956.733667</text:p>
              </table:table-cell>
              <table:table-cell office:value-type="float" office:value="922.569205">
                <text:p>922.569205</text:p>
              </table:table-cell>
              <table:table-cell office:value-type="float" office:value="885.829039">
                <text:p>885.829039</text:p>
              </table:table-cell>
              <table:table-cell office:value-type="float" office:value="912.117685">
                <text:p>912.117685</text:p>
              </table:table-cell>
              <table:table-cell office:value-type="float" office:value="897.427642">
                <text:p>897.427642</text:p>
              </table:table-cell>
              <table:table-cell office:value-type="float" office:value="853.067014">
                <text:p>853.067014</text:p>
              </table:table-cell>
              <table:table-cell office:value-type="float" office:value="933.983409">
                <text:p>933.983409</text:p>
              </table:table-cell>
              <table:table-cell office:value-type="float" office:value="794.131146">
                <text:p>794.131146</text:p>
              </table:table-cell>
            </table:table-row>
            <table:table-row>
              <table:table-cell office:value-type="string">
                <text:p>fib_omp_balanced</text:p>
              </table:table-cell>
              <table:table-cell office:value-type="float" office:value="1935.781642">
                <text:p>1935.781642</text:p>
              </table:table-cell>
              <table:table-cell office:value-type="float" office:value="3848.943859">
                <text:p>3848.943859</text:p>
              </table:table-cell>
              <table:table-cell office:value-type="float" office:value="2889.963879">
                <text:p>2889.963879</text:p>
              </table:table-cell>
              <table:table-cell office:value-type="float" office:value="2578.155385">
                <text:p>2578.155385</text:p>
              </table:table-cell>
              <table:table-cell office:value-type="float" office:value="2457.605815">
                <text:p>2457.605815</text:p>
              </table:table-cell>
              <table:table-cell office:value-type="float" office:value="2330.968624">
                <text:p>2330.968624</text:p>
              </table:table-cell>
              <table:table-cell office:value-type="float" office:value="1905.229847">
                <text:p>1905.229847</text:p>
              </table:table-cell>
              <table:table-cell office:value-type="float" office:value="1862.003565">
                <text:p>1862.003565</text:p>
              </table:table-cell>
              <table:table-cell office:value-type="float" office:value="1947.336822">
                <text:p>1947.336822</text:p>
              </table:table-cell>
              <table:table-cell office:value-type="float" office:value="1615.792287">
                <text:p>1615.792287</text:p>
              </table:table-cell>
              <table:table-cell office:value-type="float" office:value="1394.760128">
                <text:p>1394.760128</text:p>
              </table:table-cell>
              <table:table-cell office:value-type="float" office:value="1427.07659">
                <text:p>1427.07659</text:p>
              </table:table-cell>
              <table:table-cell office:value-type="float" office:value="1289.716406">
                <text:p>1289.716406</text:p>
              </table:table-cell>
              <table:table-cell office:value-type="float" office:value="1232.137652">
                <text:p>1232.137652</text:p>
              </table:table-cell>
              <table:table-cell office:value-type="float" office:value="1103.447938">
                <text:p>1103.447938</text:p>
              </table:table-cell>
              <table:table-cell office:value-type="float" office:value="1212.971639">
                <text:p>1212.971639</text:p>
              </table:table-cell>
              <table:table-cell office:value-type="float" office:value="1213.777926">
                <text:p>1213.777926</text:p>
              </table:table-cell>
              <table:table-cell office:value-type="float" office:value="1085.265962">
                <text:p>1085.265962</text:p>
              </table:table-cell>
              <table:table-cell office:value-type="float" office:value="1133.056288">
                <text:p>1133.056288</text:p>
              </table:table-cell>
              <table:table-cell office:value-type="float" office:value="1063.839214">
                <text:p>1063.839214</text:p>
              </table:table-cell>
              <table:table-cell office:value-type="float" office:value="1091.251836">
                <text:p>1091.251836</text:p>
              </table:table-cell>
              <table:table-cell office:value-type="float" office:value="1004.303124">
                <text:p>1004.303124</text:p>
              </table:table-cell>
              <table:table-cell office:value-type="float" office:value="990.078789">
                <text:p>990.078789</text:p>
              </table:table-cell>
              <table:table-cell office:value-type="float" office:value="908.144098">
                <text:p>908.144098</text:p>
              </table:table-cell>
              <table:table-cell office:value-type="float" office:value="1068.718053">
                <text:p>1068.718053</text:p>
              </table:table-cell>
              <table:table-cell office:value-type="float" office:value="846.936427">
                <text:p>846.936427</text:p>
              </table:table-cell>
              <table:table-cell office:value-type="float" office:value="866.247487">
                <text:p>866.247487</text:p>
              </table:table-cell>
              <table:table-cell office:value-type="float" office:value="842.112366">
                <text:p>842.112366</text:p>
              </table:table-cell>
              <table:table-cell office:value-type="float" office:value="894.573453">
                <text:p>894.573453</text:p>
              </table:table-cell>
              <table:table-cell office:value-type="float" office:value="766.477902">
                <text:p>766.477902</text:p>
              </table:table-cell>
              <table:table-cell office:value-type="float" office:value="1019.761724">
                <text:p>1019.761724</text:p>
              </table:table-cell>
              <table:table-cell office:value-type="float" office:value="880.047479">
                <text:p>880.047479</text:p>
              </table:table-cell>
            </table:table-row>
            <table:table-row>
              <table:table-cell office:value-type="string">
                <text:p>fib_cilk</text:p>
              </table:table-cell>
              <table:table-cell office:value-type="float" office:value="1080.626431">
                <text:p>1080.626431</text:p>
              </table:table-cell>
              <table:table-cell office:value-type="float" office:value="542.335229">
                <text:p>542.335229</text:p>
              </table:table-cell>
              <table:table-cell office:value-type="float" office:value="363.063466">
                <text:p>363.063466</text:p>
              </table:table-cell>
              <table:table-cell office:value-type="float" office:value="271.66093">
                <text:p>271.66093</text:p>
              </table:table-cell>
              <table:table-cell office:value-type="float" office:value="221.021812">
                <text:p>221.021812</text:p>
              </table:table-cell>
              <table:table-cell office:value-type="float" office:value="191.001993">
                <text:p>191.001993</text:p>
              </table:table-cell>
              <table:table-cell office:value-type="float" office:value="163.313497">
                <text:p>163.313497</text:p>
              </table:table-cell>
              <table:table-cell office:value-type="float" office:value="144.631525">
                <text:p>144.631525</text:p>
              </table:table-cell>
              <table:table-cell office:value-type="float" office:value="130.675911">
                <text:p>130.675911</text:p>
              </table:table-cell>
              <table:table-cell office:value-type="float" office:value="130.957322">
                <text:p>130.957322</text:p>
              </table:table-cell>
              <table:table-cell office:value-type="float" office:value="129.259554">
                <text:p>129.259554</text:p>
              </table:table-cell>
              <table:table-cell office:value-type="float" office:value="137.23086">
                <text:p>137.23086</text:p>
              </table:table-cell>
              <table:table-cell office:value-type="float" office:value="93.681786">
                <text:p>93.681786</text:p>
              </table:table-cell>
              <table:table-cell office:value-type="float" office:value="110.958073">
                <text:p>110.958073</text:p>
              </table:table-cell>
              <table:table-cell office:value-type="float" office:value="102.88299">
                <text:p>102.88299</text:p>
              </table:table-cell>
              <table:table-cell office:value-type="float" office:value="80.846728">
                <text:p>80.846728</text:p>
              </table:table-cell>
              <table:table-cell office:value-type="float" office:value="81.619996">
                <text:p>81.619996</text:p>
              </table:table-cell>
              <table:table-cell office:value-type="float" office:value="87.901594">
                <text:p>87.901594</text:p>
              </table:table-cell>
              <table:table-cell office:value-type="float" office:value="84.567917">
                <text:p>84.567917</text:p>
              </table:table-cell>
              <table:table-cell office:value-type="float" office:value="75.606728">
                <text:p>75.606728</text:p>
              </table:table-cell>
              <table:table-cell office:value-type="float" office:value="86.525127">
                <text:p>86.525127</text:p>
              </table:table-cell>
              <table:table-cell office:value-type="float" office:value="72.734441">
                <text:p>72.734441</text:p>
              </table:table-cell>
              <table:table-cell office:value-type="float" office:value="69.152797">
                <text:p>69.152797</text:p>
              </table:table-cell>
              <table:table-cell office:value-type="float" office:value="69.163217">
                <text:p>69.163217</text:p>
              </table:table-cell>
              <table:table-cell office:value-type="float" office:value="72.388171">
                <text:p>72.388171</text:p>
              </table:table-cell>
              <table:table-cell office:value-type="float" office:value="75.99621">
                <text:p>75.99621</text:p>
              </table:table-cell>
              <table:table-cell office:value-type="float" office:value="67.606713">
                <text:p>67.606713</text:p>
              </table:table-cell>
              <table:table-cell office:value-type="float" office:value="72.568698">
                <text:p>72.568698</text:p>
              </table:table-cell>
              <table:table-cell office:value-type="float" office:value="69.534429">
                <text:p>69.534429</text:p>
              </table:table-cell>
              <table:table-cell office:value-type="float" office:value="67.950568">
                <text:p>67.950568</text:p>
              </table:table-cell>
              <table:table-cell office:value-type="float" office:value="67.020673">
                <text:p>67.020673</text:p>
              </table:table-cell>
              <table:table-cell office:value-type="float" office:value="70.63773">
                <text:p>70.637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